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92.9661">
            <text:p>92.9661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96.8692">
            <text:p>96.869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1531">
            <text:p>97.153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0172">
            <text:p>96.017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0167">
            <text:p>98.016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059">
            <text:p>97.05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5.9842">
            <text:p>95.984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6857">
            <text:p>97.6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3545">
            <text:p>97.3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8955">
            <text:p>96.895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4909">
            <text:p>96.4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3846">
            <text:p>98.3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8462">
            <text:p>96.8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6372">
            <text:p>96.637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7.4725">
            <text:p>97.47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7.5389">
            <text:p>97.5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6539">
            <text:p>97.65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7293">
            <text:p>96.729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5.8445">
            <text:p>95.84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665">
            <text:p>96.66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3286">
            <text:p>96.3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9445">
            <text:p>96.944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5033">
            <text:p>97.50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4.6042">
            <text:p>94.604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2783">
            <text:p>95.278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7.4834">
            <text:p>97.48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9067">
            <text:p>95.90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1571">
            <text:p>99.1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1739">
            <text:p>96.173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8938">
            <text:p>96.893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3571">
            <text:p>96.3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641">
            <text:p>97.664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6.4077">
            <text:p>96.407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6.7039">
            <text:p>96.703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97.9267">
            <text:p>97.9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5241">
            <text:p>96.5241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96.9556">
            <text:p>96.955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8675">
            <text:p>96.867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6.527">
            <text:p>96.52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3727">
            <text:p>97.3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5333">
            <text:p>97.5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9919">
            <text:p>96.991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184">
            <text:p>97.18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3185">
            <text:p>97.318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7.725">
            <text:p>97.7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0946">
            <text:p>98.094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5.9333">
            <text:p>95.9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4356">
            <text:p>96.435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5.8741">
            <text:p>95.874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8875">
            <text:p>97.8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8556">
            <text:p>95.85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2182">
            <text:p>98.21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5.4625">
            <text:p>95.4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0357">
            <text:p>97.0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655">
            <text:p>96.6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5.7116">
            <text:p>95.711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2">
            <text:p>95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077">
            <text:p>99.2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6625">
            <text:p>96.6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1207">
            <text:p>97.120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3767">
            <text:p>96.3767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3">
            <text:p>95.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">
            <text:p>97.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9259">
            <text:p>96.9259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82">
            <text:p>97.8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4.5717">
            <text:p>94.571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6.25">
            <text:p>96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6053">
            <text:p>96.605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7.9667">
            <text:p>97.966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5.875">
            <text:p>95.8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7148">
            <text:p>97.714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6286">
            <text:p>96.628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3893">
            <text:p>97.389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8.0059">
            <text:p>98.005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3296">
            <text:p>97.329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5.8434">
            <text:p>95.8434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97.9788">
            <text:p>97.978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8.2034">
            <text:p>98.20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1063">
            <text:p>98.1063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5.3724">
            <text:p>95.372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1886">
            <text:p>97.188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6.6074">
            <text:p>96.607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3793">
            <text:p>95.379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5.8267">
            <text:p>95.8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3261">
            <text:p>98.326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3143">
            <text:p>96.314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1205">
            <text:p>97.120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1667">
            <text:p>97.16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12">
            <text:p>95.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4909">
            <text:p>96.4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5364">
            <text:p>95.536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8471">
            <text:p>96.847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5.9778">
            <text:p>95.9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.4952">
            <text:p>95.495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7.0357">
            <text:p>97.035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7.9125">
            <text:p>97.91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2429">
            <text:p>97.242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9731">
            <text:p>97.973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5417">
            <text:p>97.54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475">
            <text:p>95.4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17">
            <text:p>96.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0094">
            <text:p>97.009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334">
            <text:p>97.63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1159">
            <text:p>97.115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7.0357">
            <text:p>97.035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6406">
            <text:p>97.640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52">
            <text:p>98.5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6271">
            <text:p>96.6271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96.8412">
            <text:p>96.84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5549">
            <text:p>97.554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411">
            <text:p>96.8411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97.2424">
            <text:p>97.2424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99.2111">
            <text:p>99.2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6744">
            <text:p>98.674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6.7">
            <text:p>96.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632">
            <text:p>98.163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6231">
            <text:p>97.6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7016">
            <text:p>96.701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6.7429">
            <text:p>96.742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4957">
            <text:p>97.495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6.4545">
            <text:p>96.4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6">
            <text:p>95.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7857">
            <text:p>95.785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6316">
            <text:p>97.63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1526">
            <text:p>98.15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55">
            <text:p>98.5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6308">
            <text:p>95.630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7.5104">
            <text:p>97.510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0319">
            <text:p>97.031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5.995">
            <text:p>95.99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6.3381">
            <text:p>96.338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293">
            <text:p>97.729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4364">
            <text:p>96.43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9">
            <text:p>97.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21">
            <text:p>96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1136">
            <text:p>95.113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1231">
            <text:p>96.123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437">
            <text:p>96.437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97.72">
            <text:p>97.7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1">
            <text:p>98.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9444">
            <text:p>96.9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16">
            <text:p>97.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25">
            <text:p>96.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6068">
            <text:p>96.606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3857">
            <text:p>96.3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4652">
            <text:p>97.465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86">
            <text:p>97.8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9175">
            <text:p>97.91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7.645">
            <text:p>97.64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0649">
            <text:p>97.064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7.3957">
            <text:p>97.395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1615">
            <text:p>96.1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1909">
            <text:p>99.1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235">
            <text:p>97.423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091">
            <text:p>99.2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1195">
            <text:p>96.119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5.1031">
            <text:p>95.10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5.7039">
            <text:p>95.703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6063">
            <text:p>98.6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1462">
            <text:p>96.146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5.8551">
            <text:p>95.855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7.0971">
            <text:p>97.097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6.6917">
            <text:p>96.6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4182">
            <text:p>96.418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17">
            <text:p>97.1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5.7087">
            <text:p>95.708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756">
            <text:p>96.75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7967">
            <text:p>96.79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0971">
            <text:p>97.097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6.3321">
            <text:p>96.332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7105">
            <text:p>96.710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5.9167">
            <text:p>95.9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3429">
            <text:p>96.3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5.2278">
            <text:p>95.22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.175">
            <text:p>95.17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629">
            <text:p>97.5629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97.0467">
            <text:p>97.0467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6.4325">
            <text:p>96.43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556">
            <text:p>97.0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7">
            <text:p>95.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5.7629">
            <text:p>95.762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4.8111">
            <text:p>94.8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657">
            <text:p>97.765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5.9245">
            <text:p>95.924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7.2423">
            <text:p>97.24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2938">
            <text:p>97.2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9444">
            <text:p>96.9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6334">
            <text:p>98.633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9">
            <text:p>97.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0679">
            <text:p>97.067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6.3429">
            <text:p>96.34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8.2628">
            <text:p>98.262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6.111">
            <text:p>96.111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95.85">
            <text:p>95.8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2">
            <text:p>96.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7837">
            <text:p>97.783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8372">
            <text:p>96.8372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3227">
            <text:p>97.322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8.4643">
            <text:p>98.4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3265">
            <text:p>98.326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5.9367">
            <text:p>95.936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6.8005">
            <text:p>96.8005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6469">
            <text:p>97.646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8.3261">
            <text:p>98.326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148">
            <text:p>97.14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7.685">
            <text:p>97.68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7.5975">
            <text:p>97.597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6.4804">
            <text:p>96.480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7.1875">
            <text:p>97.187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5.6059">
            <text:p>95.605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6097">
            <text:p>96.6097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7.2153">
            <text:p>97.2153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98.52">
            <text:p>98.5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3283">
            <text:p>96.3283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6.35">
            <text:p>96.3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645">
            <text:p>96.64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8.0177">
            <text:p>98.017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0263">
            <text:p>96.026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5.8444">
            <text:p>95.8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4727">
            <text:p>96.472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0793">
            <text:p>97.079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325">
            <text:p>98.3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7897">
            <text:p>97.789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7546">
            <text:p>96.754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8981">
            <text:p>95.8981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895">
            <text:p>97.589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896">
            <text:p>97.2896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4.925">
            <text:p>94.9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7143">
            <text:p>98.714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5895">
            <text:p>96.589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6.4273">
            <text:p>96.427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155">
            <text:p>95.15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5.4636">
            <text:p>95.4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4302">
            <text:p>96.4302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96.3429">
            <text:p>96.3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6421">
            <text:p>96.6421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5056">
            <text:p>97.50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1061">
            <text:p>96.106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7.3736">
            <text:p>97.3736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96.665">
            <text:p>96.66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0893">
            <text:p>98.089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9756">
            <text:p>96.975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7.6231">
            <text:p>97.6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9133">
            <text:p>97.91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5211">
            <text:p>96.521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7.7875">
            <text:p>97.7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1857">
            <text:p>99.1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5941">
            <text:p>97.594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6.5852">
            <text:p>96.585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7897">
            <text:p>97.789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6833">
            <text:p>96.683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96.9465">
            <text:p>96.946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6.3828">
            <text:p>96.382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0563">
            <text:p>96.0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08">
            <text:p>97.20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2364">
            <text:p>98.236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425">
            <text:p>96.42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97.05">
            <text:p>97.0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7962">
            <text:p>96.796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96.7375">
            <text:p>96.73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9264">
            <text:p>97.9264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97.3684">
            <text:p>97.3684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96.7083">
            <text:p>96.7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1084">
            <text:p>96.108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6.6215">
            <text:p>96.6215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3188">
            <text:p>97.3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85">
            <text:p>96.8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0375">
            <text:p>96.037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9268">
            <text:p>97.926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6.3429">
            <text:p>96.342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9.1">
            <text:p>99.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8267">
            <text:p>97.82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4425">
            <text:p>97.4425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6.8975">
            <text:p>96.89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1462">
            <text:p>96.1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5696">
            <text:p>96.569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4127">
            <text:p>97.41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7.645">
            <text:p>97.64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3364">
            <text:p>97.336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4235">
            <text:p>97.423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6.471">
            <text:p>96.47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7.18">
            <text:p>97.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0243">
            <text:p>97.024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6.941">
            <text:p>96.941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7.5807">
            <text:p>97.580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223">
            <text:p>97.0223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97.2963">
            <text:p>97.29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8875">
            <text:p>97.8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16">
            <text:p>97.1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9743">
            <text:p>97.974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63">
            <text:p>97.3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5">
            <text:p>96.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3693">
            <text:p>96.369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727">
            <text:p>99.1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271">
            <text:p>96.27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3375">
            <text:p>97.337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8191">
            <text:p>96.819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0808">
            <text:p>98.080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9519">
            <text:p>96.951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7327">
            <text:p>97.732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.4391">
            <text:p>97.439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9.2091">
            <text:p>99.2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8412">
            <text:p>96.84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7048">
            <text:p>96.704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4.9714">
            <text:p>94.9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231">
            <text:p>97.6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621">
            <text:p>97.762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4.8818">
            <text:p>94.881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5684">
            <text:p>97.568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7857">
            <text:p>97.7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231">
            <text:p>99.2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4786">
            <text:p>97.4786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14">
            <text:p>97.1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5527">
            <text:p>96.552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6.4485">
            <text:p>96.448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5">
            <text:p>97.1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7.7486">
            <text:p>97.748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6.9296">
            <text:p>96.929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8.5813">
            <text:p>98.5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1733">
            <text:p>97.1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625">
            <text:p>95.6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2133">
            <text:p>97.21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9865">
            <text:p>96.986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4.9684">
            <text:p>94.968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887">
            <text:p>97.88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227">
            <text:p>97.82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4885">
            <text:p>96.488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3712">
            <text:p>96.3712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96.3861">
            <text:p>96.3861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96.3286">
            <text:p>96.3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5.45">
            <text:p>95.4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2243">
            <text:p>96.2243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95.9">
            <text:p>95.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1467">
            <text:p>97.14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3846">
            <text:p>97.384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9459">
            <text:p>97.945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5.9075">
            <text:p>95.90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8.0412">
            <text:p>98.04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1171">
            <text:p>96.1171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96.4545">
            <text:p>96.4545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9556">
            <text:p>97.9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6077">
            <text:p>97.6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3.8975">
            <text:p>93.89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6.7422">
            <text:p>96.742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369">
            <text:p>96.36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9224">
            <text:p>96.9224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5.1515">
            <text:p>95.15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8103">
            <text:p>97.810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.4462">
            <text:p>98.4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0485">
            <text:p>97.048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9385">
            <text:p>96.9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5889">
            <text:p>96.5889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96.7909">
            <text:p>96.790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4235">
            <text:p>97.423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5.9903">
            <text:p>95.990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17">
            <text:p>96.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8104">
            <text:p>97.810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8923">
            <text:p>96.892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3">
            <text:p>96.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6.4276">
            <text:p>96.427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7.1383">
            <text:p>97.138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7.1042">
            <text:p>97.104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8583">
            <text:p>95.858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9594">
            <text:p>96.959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5407">
            <text:p>96.540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4577">
            <text:p>96.45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2971">
            <text:p>98.297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formula="of:=SUM([.A1:.A500])/500" office:value-type="float" office:value="97.3037132000001">
            <text:p>97.3037132</text:p>
          </table:table-cell>
          <table:table-cell table:formula="of:=SUM([.B1:.B500])/500" office:value-type="float" office:value="29.318">
            <text:p>29.3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04/14/2011</text:date>, <text:time>00:5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4T00:57:08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